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.881cm"/>
    </style:style>
    <style:style style:name="co2" style:family="table-column">
      <style:table-column-properties fo:break-before="auto" style:column-width="2.267cm"/>
    </style:style>
    <style:style style:name="co3" style:family="table-column">
      <style:table-column-properties fo:break-before="auto" style:column-width="26.85cm"/>
    </style:style>
    <style:style style:name="ro1" style:family="table-row">
      <style:table-row-properties style:row-height="0.441cm" fo:break-before="auto" style:use-optimal-row-height="true"/>
    </style:style>
    <style:style style:name="ro2" style:family="table-row">
      <style:table-row-properties style:row-height="0.42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Arial" style:font-name-asian="Arial Unicode MS" style:font-name-complex="Arial Unicode MS"/>
    </style:style>
    <style:style style:name="ce2" style:family="table-cell" style:parent-style-name="Default">
      <style:table-cell-properties fo:background-color="transparent"/>
    </style:style>
  </office:automatic-styles>
  <office:body>
    <office:spreadsheet>
      <table:calculation-settings table:precision-as-shown="true"/>
      <table:table table:name="Sheet1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column table:style-name="co3" table:default-cell-style-name="ce2"/>
        <table:table-row table:style-name="ro1">
          <table:table-cell office:value-type="string">
            <text:p>C'esta Pant</text:p>
          </table:table-cell>
          <table:table-cell office:value-type="float" office:value="491148">
            <text:p>491148</text:p>
          </table:table-cell>
          <table:table-cell office:value-type="float" office:value="54.99">
            <text:p>54.99</text:p>
          </table:table-cell>
          <table:table-cell/>
          <table:table-cell office:value-type="string">
            <text:p>ARC-12019</text:p>
          </table:table-cell>
          <table:table-cell/>
          <table:table-cell office:value-type="string">
            <text:p>https://www.liveoutthere.com/index.php/deals_admin/adminhtml_deal/newdeal/?product_name=C'esta%20Pant&amp;product_id=491148&amp;deal_price=54.99&amp;deal_time=1hour</text:p>
          </table:table-cell>
        </table:table-row>
        <table:table-row table:style-name="ro1">
          <table:table-cell office:value-type="string">
            <text:p>Solita Jacket</text:p>
          </table:table-cell>
          <table:table-cell office:value-type="float" office:value="491216">
            <text:p>491216</text:p>
          </table:table-cell>
          <table:table-cell office:value-type="float" office:value="83.99">
            <text:p>83.99</text:p>
          </table:table-cell>
          <table:table-cell/>
          <table:table-cell office:value-type="string">
            <text:p>ARC-12241</text:p>
          </table:table-cell>
          <table:table-cell/>
          <table:table-cell office:value-type="string">
            <text:p>https://www.liveoutthere.com/index.php/deals_admin/adminhtml_deal/newdeal/?product_name=Solita%20Jacket&amp;product_id=491216&amp;deal_price=83.99&amp;deal_time=1hour</text:p>
          </table:table-cell>
        </table:table-row>
        <table:table-row table:style-name="ro1">
          <table:table-cell office:value-type="string">
            <text:p>Alpha SV Jacket</text:p>
          </table:table-cell>
          <table:table-cell office:value-type="float" office:value="491301">
            <text:p>491301</text:p>
          </table:table-cell>
          <table:table-cell office:value-type="float" office:value="349.99">
            <text:p>349.99</text:p>
          </table:table-cell>
          <table:table-cell/>
          <table:table-cell office:value-type="string">
            <text:p>ARC-12728</text:p>
          </table:table-cell>
          <table:table-cell/>
          <table:table-cell office:value-type="string">
            <text:p>https://www.liveoutthere.com/index.php/deals_admin/adminhtml_deal/newdeal/?product_name=Alpha%20SV%20Jacket&amp;product_id=491301&amp;deal_price=349.99&amp;deal_time=1hour</text:p>
          </table:table-cell>
        </table:table-row>
        <table:table-row table:style-name="ro1">
          <table:table-cell office:value-type="string">
            <text:p>Epsilon SV Hoody</text:p>
          </table:table-cell>
          <table:table-cell office:value-type="float" office:value="412679">
            <text:p>412679</text:p>
          </table:table-cell>
          <table:table-cell office:value-type="float" office:value="134.99">
            <text:p>134.99</text:p>
          </table:table-cell>
          <table:table-cell/>
          <table:table-cell office:value-type="string">
            <text:p>ARC-5848</text:p>
          </table:table-cell>
          <table:table-cell/>
          <table:table-cell office:value-type="string">
            <text:p>https://www.liveoutthere.com/index.php/deals_admin/adminhtml_deal/newdeal/?product_name=Epsilon%20SV%20Hoody&amp;product_id=412679&amp;deal_price=134.99&amp;deal_time=1hour</text:p>
          </table:table-cell>
        </table:table-row>
        <table:table-row table:style-name="ro1">
          <table:table-cell office:value-type="string">
            <text:p>Vista Shorts</text:p>
          </table:table-cell>
          <table:table-cell office:value-type="float" office:value="528365">
            <text:p>528365</text:p>
          </table:table-cell>
          <table:table-cell office:value-type="float" office:value="89.99">
            <text:p>89.99</text:p>
          </table:table-cell>
          <table:table-cell/>
          <table:table-cell office:value-type="string">
            <text:p>IB-100244</text:p>
          </table:table-cell>
          <table:table-cell/>
          <table:table-cell office:value-type="string">
            <text:p>https://www.liveoutthere.com/index.php/deals_admin/adminhtml_deal/newdeal/?product_name=Vista%20Shorts&amp;product_id=528365&amp;deal_price=89.99&amp;deal_time=1hour</text:p>
          </table:table-cell>
        </table:table-row>
        <table:table-row table:style-name="ro1">
          <table:table-cell office:value-type="string">
            <text:p>Villa Wrap</text:p>
          </table:table-cell>
          <table:table-cell office:value-type="float" office:value="519720">
            <text:p>519720</text:p>
          </table:table-cell>
          <table:table-cell office:value-type="float" office:value="79.99">
            <text:p>79.99</text:p>
          </table:table-cell>
          <table:table-cell/>
          <table:table-cell office:value-type="string">
            <text:p>IB-100359</text:p>
          </table:table-cell>
          <table:table-cell/>
          <table:table-cell office:value-type="string">
            <text:p>https://www.liveoutthere.com/index.php/deals_admin/adminhtml_deal/newdeal/?product_name=Villa%20Wrap&amp;product_id=519720&amp;deal_price=79.99&amp;deal_time=1hour</text:p>
          </table:table-cell>
        </table:table-row>
        <table:table-row table:style-name="ro1">
          <table:table-cell office:value-type="string">
            <text:p>Crush LS Hood Stripe</text:p>
          </table:table-cell>
          <table:table-cell office:value-type="float" office:value="521411">
            <text:p>521411</text:p>
          </table:table-cell>
          <table:table-cell office:value-type="float" office:value="113.99">
            <text:p>113.99</text:p>
          </table:table-cell>
          <table:table-cell/>
          <table:table-cell office:value-type="string">
            <text:p>IB-100927</text:p>
          </table:table-cell>
          <table:table-cell/>
          <table:table-cell office:value-type="string">
            <text:p>https://www.liveoutthere.com/index.php/deals_admin/adminhtml_deal/newdeal/?product_name=Crush%20LS%20Hood%20Stripe&amp;product_id=521411&amp;deal_price=113.99&amp;deal_time=1hour</text:p>
          </table:table-cell>
        </table:table-row>
        <table:table-row table:style-name="ro1">
          <table:table-cell office:value-type="string">
            <text:p>Athena LS Funnel</text:p>
          </table:table-cell>
          <table:table-cell office:value-type="float" office:value="521417">
            <text:p>521417</text:p>
          </table:table-cell>
          <table:table-cell office:value-type="float" office:value="107.99">
            <text:p>107.99</text:p>
          </table:table-cell>
          <table:table-cell/>
          <table:table-cell office:value-type="string">
            <text:p>IB-100952</text:p>
          </table:table-cell>
          <table:table-cell/>
          <table:table-cell office:value-type="string">
            <text:p>https://www.liveoutthere.com/index.php/deals_admin/adminhtml_deal/newdeal/?product_name=Athena%20LS%20Funnel&amp;product_id=521417&amp;deal_price=107.99&amp;deal_time=1hour</text:p>
          </table:table-cell>
        </table:table-row>
        <table:table-row table:style-name="ro1">
          <table:table-cell office:value-type="string">
            <text:p>Proterra Vim Mid Sport</text:p>
          </table:table-cell>
          <table:table-cell office:value-type="float" office:value="496824">
            <text:p>496824</text:p>
          </table:table-cell>
          <table:table-cell office:value-type="float" office:value="64.99">
            <text:p>64.99</text:p>
          </table:table-cell>
          <table:table-cell/>
          <table:table-cell office:value-type="string">
            <text:p>MER-15768</text:p>
          </table:table-cell>
          <table:table-cell/>
          <table:table-cell office:value-type="string">
            <text:p>https://www.liveoutthere.com/index.php/deals_admin/adminhtml_deal/newdeal/?product_name=Proterra%20Vim%20Mid%20Sport&amp;product_id=496824&amp;deal_price=64.99&amp;deal_time=1hour</text:p>
          </table:table-cell>
        </table:table-row>
        <table:table-row table:style-name="ro1">
          <table:table-cell office:value-type="string">
            <text:p>Blackcomb</text:p>
          </table:table-cell>
          <table:table-cell office:value-type="float" office:value="531366">
            <text:p>531366</text:p>
          </table:table-cell>
          <table:table-cell office:value-type="float" office:value="59.99">
            <text:p>59.99</text:p>
          </table:table-cell>
          <table:table-cell/>
          <table:table-cell office:value-type="string">
            <text:p>SAL-127326</text:p>
          </table:table-cell>
          <table:table-cell/>
          <table:table-cell office:value-type="string">
            <text:p>https://www.liveoutthere.com/index.php/deals_admin/adminhtml_deal/newdeal/?product_name=Blackcomb&amp;product_id=531366&amp;deal_price=59.99&amp;deal_time=1hour</text:p>
          </table:table-cell>
        </table:table-row>
        <table:table-row table:style-name="ro1">
          <table:table-cell office:value-type="string">
            <text:p>XR Mission CS</text:p>
          </table:table-cell>
          <table:table-cell office:value-type="float" office:value="531365">
            <text:p>531365</text:p>
          </table:table-cell>
          <table:table-cell office:value-type="float" office:value="79.99">
            <text:p>79.99</text:p>
          </table:table-cell>
          <table:table-cell/>
          <table:table-cell office:value-type="string">
            <text:p>SAL-318767</text:p>
          </table:table-cell>
          <table:table-cell/>
          <table:table-cell office:value-type="string">
            <text:p>https://www.liveoutthere.com/index.php/deals_admin/adminhtml_deal/newdeal/?product_name=XR%20Mission%20CS&amp;product_id=531365&amp;deal_price=79.99&amp;deal_time=1hour</text:p>
          </table:table-cell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4"/>
          <table:table-cell office:value-type="string">
            <text:p>https://www.liveoutthere.com/index.php/deals_admin/adminhtml_deal/newdeal/?product_name=</text:p>
          </table:table-cell>
          <table:table-cell/>
          <table:table-cell table:style-name="Default"/>
        </table:table-row>
        <table:table-row table:style-name="ro2">
          <table:table-cell table:number-columns-repeated="4"/>
          <table:table-cell office:value-type="string">
            <text:p>&amp;product_id=</text:p>
          </table:table-cell>
          <table:table-cell/>
          <table:table-cell table:style-name="Default"/>
        </table:table-row>
        <table:table-row table:style-name="ro2">
          <table:table-cell table:number-columns-repeated="4"/>
          <table:table-cell office:value-type="string">
            <text:p>&amp;deal_price=</text:p>
          </table:table-cell>
          <table:table-cell/>
          <table:table-cell table:style-name="Default"/>
        </table:table-row>
        <table:table-row table:style-name="ro2">
          <table:table-cell table:number-columns-repeated="4"/>
          <table:table-cell office:value-type="string">
            <text:p>&amp;deal_time=1hour</text:p>
          </table:table-cell>
          <table:table-cell/>
          <table:table-cell table:style-name="Default"/>
        </table:table-row>
        <table:table-row table:style-name="ro2">
          <table:table-cell table:number-columns-repeated="6"/>
          <table:table-cell table:style-name="Default"/>
        </table:table-row>
        <table:table-row table:style-name="ro2">
          <table:table-cell table:number-columns-repeated="4"/>
          <table:table-cell table:style-name="ce1" office:value-type="string">
            <text:p>=E$13&amp;SUBSTITUTE(A1;" ";"%20")&amp;E$14&amp;B1&amp;E$15&amp;C1&amp;E$16</text:p>
          </table:table-cell>
          <table:table-cell/>
          <table:table-cell table:style-name="Default"/>
        </table:table-row>
      </table:table>
      <table:table table:name="Sheet2" table:style-name="ta1" table:print="false">
        <table:table-column table:style-name="co2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2">
          <table:table-cell/>
        </table:table-row>
      </table:table>
      <table:database-ranges>
        <table:database-range table:target-range-address="Sheet1.A1:Sheet1.C11" table:contains-header="false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4-17">2014-04-17</text:date>, <text:time>11:14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yler Gillson</meta:initial-creator>
    <meta:creation-date>2014-04-17T11:01:14</meta:creation-date>
    <dc:date>2014-04-17T11:14:58</dc:date>
    <dc:creator>Tyler Gillson</dc:creator>
    <meta:editing-duration>PT13M45S</meta:editing-duration>
    <meta:editing-cycles>1</meta:editing-cycles>
    <meta:document-statistic meta:table-count="3" meta:cell-count="60" meta:object-count="0"/>
    <meta:generator>OpenOffice/4.0.1$Unix OpenOffice.org_project/401m5$Build-9714</meta:generator>
  </office:meta>
</office:document-meta>
</file>